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2C83FF7583E8A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Cantarell Extra Bold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antarell Extra Bold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ntarell Extra 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Cantarell Extra Bold" fo:font-size="22pt" style:font-size-asian="22pt" style:font-size-complex="22pt"/>
    </style:style>
    <style:style style:name="T2" style:family="text">
      <style:text-properties fo:color="#000000" style:font-name="Cantarell Extra Bold" fo:font-size="48pt" style:font-size-asian="48pt" style:font-size-complex="48pt"/>
    </style:style>
    <style:style style:name="T3" style:family="text">
      <style:text-properties style:font-name="Cantarell Extra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8cm" svg:height="26.8cm" draw:transform="skewX (-0.00471238898038469) rotate (-0.00471238898038464) translate (1cm -5.527cm)">
          <draw:image xlink:href="Pictures/10000201000002000000020042C83FF7583E8A5C.png" xlink:type="simple" xlink:show="embed" xlink:actuate="onLoad" loext:mime-type="image/png">
            <text:p/>
          </draw:image>
        </draw:frame>
        <draw:frame draw:style-name="gr2" draw:text-style-name="P2" draw:layer="layout" svg:width="16.6cm" svg:height="3.806cm" svg:x="6cm" svg:y="2cm">
          <draw:text-box>
            <text:p text:style-name="P1"><text:span text:style-name="T1">CS50 Web Programming with Python and </text:span><text:span text:style-name="T1">JavaScript</text:span></text:p>
            <text:p text:style-name="P1"><text:span text:style-name="T1"/></text:p>
          </draw:text-box>
        </draw:frame>
        <draw:frame draw:style-name="gr3" draw:text-style-name="P3" draw:layer="layout" svg:width="19cm" svg:height="4.315cm" svg:x="5.177cm" svg:y="5.25cm">
          <draw:text-box>
            <text:p text:style-name="P1"><text:span text:style-name="T2">PROJECT 4: NETWORK</text:span></text:p>
          </draw:text-box>
        </draw:frame>
        <draw:frame draw:style-name="gr4" draw:text-style-name="P4" draw:layer="layout" svg:width="13cm" svg:height="1.013cm" svg:x="8.6cm" svg:y="9.515cm">
          <draw:text-box>
            <text:p text:style-name="P1"><text:span text:style-name="T3">by Davi Nakamura Cardos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48:49.099325352</meta:creation-date>
    <dc:date>2020-12-02T15:46:51.735304083</dc:date>
    <meta:editing-duration>PT17M52S</meta:editing-duration>
    <meta:editing-cycles>2</meta:editing-cycles>
    <meta:generator>LibreOffice/6.4.6.2$Linux_X86_64 LibreOffice_project/40$Build-2</meta:generator>
    <meta:document-statistic meta:object-count="27"/>
  </office:meta>
</office:document-meta>
</file>